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-serif"/>
    <style:font-face style:name="Mangal1" svg:font-family="Mangal"/>
    <style:font-face style:name="OpenSymbol" svg:font-family="OpenSymbol"/>
    <style:font-face style:name="UnB Office" svg:font-family="'UnB Offi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istóricoDeRevisões" style:family="table">
      <style:table-properties style:width="17cm" table:align="margins"/>
    </style:style>
    <style:style style:name="HistóricoDeRevisões.A" style:family="table-column">
      <style:table-column-properties style:column-width="3.401cm" style:rel-column-width="13107*"/>
    </style:style>
    <style:style style:name="HistóricoDeRevisõ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istóricoDeRevisões.E1" style:family="table-cell">
      <style:table-cell-properties fo:padding="0.097cm" fo:border="0.002cm solid #000000"/>
    </style:style>
    <style:style style:name="HistóricoDeRevisões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HistóricoDeRevisões.C2" style:family="table-cell">
      <style:table-cell-properties fo:padding="0.097cm" fo:border-left="0.002cm solid #000000" fo:border-right="none" fo:border-top="none" fo:border-bottom="0.002cm solid #000000"/>
    </style:style>
    <style:style style:name="HistóricoDeRevisõe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normal" style:font-weight-asian="normal" style:font-weight-complex="normal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 style:list-style-name="L1">
      <style:text-properties style:font-name="Arial" fo:font-size="11pt" style:font-size-asian="11pt" style:font-size-complex="11pt"/>
    </style:style>
    <style:style style:name="P5" style:family="paragraph" style:parent-style-name="Text_20_body" style:list-style-name="L8">
      <style:text-properties style:font-name="Arial" fo:font-size="11pt" style:font-size-asian="11pt" style:font-size-complex="11pt"/>
    </style:style>
    <style:style style:name="P6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 style:list-style-name="L2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 style:list-style-name="L3">
      <style:text-properties fo:font-size="11pt" style:font-size-asian="11pt" style:font-size-complex="11pt"/>
    </style:style>
    <style:style style:name="P9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ext_20_body" style:list-style-name="L9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text-properties fo:font-size="11pt" fo:font-weight="normal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fo:font-size="11pt" fo:font-weight="normal" style:font-size-asian="11pt" style:font-size-complex="11pt"/>
    </style:style>
    <style:style style:name="P13" style:family="paragraph" style:parent-style-name="Text_20_body" style:list-style-name="L3"/>
    <style:style style:name="P14" style:family="paragraph" style:parent-style-name="Text_20_body" style:list-style-name="L8">
      <style:paragraph-properties fo:text-align="justify" style:justify-single-word="false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top="0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style:font-name="Arial"/>
    </style:style>
    <style:style style:name="P22" style:family="paragraph" style:parent-style-name="Text_20_body">
      <style:paragraph-properties fo:margin-top="0cm" fo:margin-bottom="0cm" fo:line-height="100%" style:writing-mode="lr-tb"/>
      <style:text-properties style:font-name="Arial" fo:font-size="11pt" style:font-size-asian="11pt" style:font-size-complex="11pt"/>
    </style:style>
    <style:style style:name="P23" style:family="paragraph" style:parent-style-name="Text_20_body">
      <style:paragraph-properties fo:margin-top="0cm" fo:margin-bottom="0cm" fo:line-height="100%" fo:text-align="justify" style:justify-single-word="false" style:writing-mode="lr-tb"/>
      <style:text-properties style:font-name="Arial" fo:font-size="11pt" style:font-size-asian="11pt" style:font-size-complex="11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style:font-name="Arial" fo:font-size="11pt" style:font-size-asian="11pt" style:font-size-complex="11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text-align="center" style:justify-single-word="false" fo:break-before="page"/>
      <style:text-properties fo:font-size="21pt" fo:font-weight="bold" style:font-size-asian="21pt" style:font-weight-asian="bold" style:font-size-complex="21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5.002cm" fo:margin-right="0cm" fo:text-align="start" style:justify-single-word="false" fo:text-indent="0cm" style:auto-text-indent="false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>
      <style:text-properties style:font-name="Arial" fo:font-size="16pt" fo:font-weight="normal" style:font-size-asian="16pt" style:font-weight-asian="normal" style:font-size-complex="16pt" style:font-weight-complex="normal"/>
    </style:style>
    <style:style style:name="P37" style:family="paragraph" style:parent-style-name="Heading_20_2">
      <style:text-properties style:font-name="Arial" fo:font-size="16pt" style:font-size-asian="16pt" style:font-size-complex="16pt"/>
    </style:style>
    <style:style style:name="P38" style:family="paragraph" style:parent-style-name="Heading_20_2"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Heading_20_2">
      <style:text-properties fo:font-style="normal"/>
    </style:style>
    <style:style style:name="P40" style:family="paragraph" style:parent-style-name="Heading_20_2">
      <style:text-properties fo:font-style="normal" style:font-style-asian="normal" style:font-style-complex="normal"/>
    </style:style>
    <style:style style:name="P41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style:font-name="Arial"/>
    </style:style>
    <style:style style:name="P45" style:family="paragraph" style:parent-style-name="Heading_20_1">
      <style:paragraph-properties fo:text-align="center" style:justify-single-word="false"/>
      <style:text-properties style:font-name="Arial" fo:font-size="21pt" style:font-size-asian="21pt" style:font-size-complex="21pt"/>
    </style:style>
    <style:style style:name="P46" style:family="paragraph" style:parent-style-name="Heading_20_1">
      <style:text-properties style:font-name="Arial" fo:font-size="21pt" style:text-underline-style="solid" style:text-underline-width="auto" style:text-underline-color="font-color" style:font-size-asian="21pt" style:font-size-complex="21pt"/>
    </style:style>
    <style:style style:name="P47" style:family="paragraph" style:parent-style-name="Heading_20_1">
      <style:paragraph-properties fo:break-before="page"/>
      <style:text-properties style:font-name="Arial" fo:font-size="21pt" style:font-size-asian="21pt" style:font-size-complex="21pt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Header">
      <style:text-properties style:text-underline-style="solid" style:text-underline-width="auto" style:text-underline-color="font-color"/>
    </style:style>
    <style:style style:name="P50" style:family="paragraph" style:parent-style-name="Heading_20_3">
      <style:text-properties style:font-name="Arial"/>
    </style:style>
    <style:style style:name="P51" style:family="paragraph" style:parent-style-name="Heading_20_3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 fo:background-color="transparent" style:font-size-asian="21pt" style:font-size-complex="21pt"/>
    </style:style>
    <style:style style:name="T10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 fo:background-color="transparent" style:font-size-asian="21pt" style:font-style-asian="normal" style:font-size-complex="21pt" style:font-style-complex="normal"/>
    </style:style>
    <style:style style:name="T11" style:family="text">
      <style:text-properties fo:font-variant="normal" fo:text-transform="none" fo:color="#000000" style:text-line-through-style="none" fo:font-size="9.75pt" fo:font-style="normal" style:text-underline-style="solid" style:text-underline-width="auto" style:text-underline-color="font-color" fo:font-weight="bold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ize="21pt" fo:font-style="normal" style:text-underline-style="solid" style:text-underline-width="auto" style:text-underline-color="font-color" fo:font-weight="normal" style:text-blinking="false" fo:background-color="transparent" style:font-size-asian="21pt" style:font-weight-asian="normal" style:font-size-complex="21pt" style:font-weight-complex="normal"/>
    </style:style>
    <style:style style:name="T13" style:family="text">
      <style:text-properties fo:font-variant="normal" fo:text-transform="none" fo:color="#000000" style:text-line-through-style="none" fo:font-size="21pt" fo:font-style="normal" style:text-underline-style="solid" style:text-underline-width="auto" style:text-underline-color="font-color" fo:font-weight="bold" style:text-blinking="false" fo:background-color="transparent" style:font-size-asian="21pt" style:font-size-complex="21pt"/>
    </style:style>
    <style:style style:name="T14" style:family="text">
      <style:text-properties fo:font-variant="normal" fo:text-transform="none" fo:color="#000000" style:text-line-through-style="none" fo:font-size="21pt" fo:font-style="normal" style:text-underline-style="solid" style:text-underline-width="auto" style:text-underline-color="font-color" fo:font-weight="bold" style:text-blinking="false" fo:background-color="transparent" style:font-size-asian="21pt" style:font-style-asian="normal" style:font-size-complex="21pt" style:font-style-complex="normal"/>
    </style:style>
    <style:style style:name="T15" style:family="text">
      <style:text-properties fo:font-variant="normal" fo:text-transform="none" fo:color="#000000" style:text-line-through-style="none" fo:font-size="21pt" fo:font-style="normal" style:text-underline-style="solid" style:text-underline-width="auto" style:text-underline-color="font-color" fo:font-weight="bold" style:text-blinking="false" fo:background-color="transparent" style:font-size-asian="21pt" style:font-style-asian="normal" style:font-weight-asian="bold" style:font-size-complex="21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fo:font-size="21pt" fo:font-style="normal" style:text-underline-style="solid" style:text-underline-width="auto" style:text-underline-color="font-color" fo:font-weight="bold" style:text-blinking="false" fo:background-color="transparent" style:font-size-asian="21pt" style:font-weight-asian="bold" style:font-size-complex="21pt" style:font-weight-complex="bold"/>
    </style:style>
    <style:style style:name="T17" style:family="text">
      <style:text-properties fo:font-variant="normal" fo:text-transform="none" fo:color="#000000" style:text-line-through-style="none" fo:font-size="21pt" fo:font-style="normal" style:text-underline-style="none" fo:font-weight="bold" style:text-blinking="false" fo:background-color="transparent" style:font-size-asian="21pt" style:font-size-complex="21pt"/>
    </style:style>
    <style:style style:name="T18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T20" style:family="text">
      <style:text-properties fo:font-variant="normal" fo:text-transform="none" fo:color="#000000" style:text-line-through-style="none" style:font-name="Arial" fo:font-style="normal" style:text-underline-style="none" style:text-blinking="false" fo:background-color="transparent"/>
    </style:style>
    <style:style style:name="T21" style:family="text">
      <style:text-properties fo:font-variant="normal" fo:text-transform="none" fo:color="#000000" style:text-line-through-style="none" style:font-name="Arial" fo:font-style="normal" style:text-underline-style="none" style:text-blinking="false" fo:background-color="transparent" style:font-style-asian="normal" style:font-style-complex="normal"/>
    </style:style>
    <style:style style:name="T22" style:family="text">
      <style:text-properties fo:font-variant="normal" fo:text-transform="none" fo:color="#000000" style:text-line-through-style="none" style:font-name="Arial" fo:font-style="normal" style:text-underline-style="none" style:text-blinking="false" fo:background-color="transparent" style:font-weight-asian="normal" style:font-weight-complex="normal"/>
    </style:style>
    <style:style style:name="T23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style:font-name="Arial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34" style:family="text">
      <style:text-properties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Sistema de localização de profissionais em 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Documento de Requisitos</text:p>
      <text:p text:style-name="Standard"/>
      <text:p text:style-name="Standard"/>
      <text:p text:style-name="Standard"/>
      <text:p text:style-name="Standard"/>
      <text:p text:style-name="Standard"/>
      <text:p text:style-name="P34"><text:s text:c="21"/>Versão: Versão 1.0</text:p>
      <text:p text:style-name="P34"><text:s text:c="24"/>Data: 15 de Setembro de 2014</text:p>
      <text:p text:style-name="P33"><text:s text:c="35"/>Identificador do documento: SisLocProfTI</text:p>
      <text:p text:style-name="P33"><text:s text:c="9"/>Versão do Template Utilizada na Confecção: 1.0</text:p>
      <text:p text:style-name="P34"><text:s text:c="12"/>Localização: </text:p>
      <text:p text:style-name="Standard"/>
      <text:p text:style-name="Standard"/>
      <text:p text:style-name="P26">Copyleft<text:span text:style-name="T23">©</text:span></text:p>
      <text:p text:style-name="P30"/>
      <text:p text:style-name="Standard"/>
      <text:p text:style-name="Standard"/>
      <text:p text:style-name="Standard"/>
      <text:p text:style-name="P28">Histórico de revisões</text:p>
      <text:p text:style-name="Standard"/>
      <table:table table:name="HistóricoDeRevisões" table:style-name="HistóricoDeRevisões">
        <table:table-column table:style-name="HistóricoDeRevisões.A" table:number-columns-repeated="5"/>
        <table:table-row>
          <table:table-cell table:style-name="HistóricoDeRevisões.A1" office:value-type="string">
            <text:p text:style-name="Table_20_Contents">Versão</text:p>
            <text:p text:style-name="Table_20_Contents">(XX/YY)</text:p>
          </table:table-cell>
          <table:table-cell table:style-name="HistóricoDeRevisões.A1" office:value-type="string">
            <text:p text:style-name="Table_20_Contents">Data (DD/MM/YYYY)</text:p>
          </table:table-cell>
          <table:table-cell table:style-name="HistóricoDeRevisões.A1" office:value-type="string">
            <text:p text:style-name="Table_20_Contents">Autor</text:p>
          </table:table-cell>
          <table:table-cell table:style-name="HistóricoDeRevisões.A1" office:value-type="string">
            <text:p text:style-name="Table_20_Contents">Descrição</text:p>
          </table:table-cell>
          <table:table-cell table:style-name="HistóricoDeRevisões.E1" office:value-type="string">
            <text:p text:style-name="Table_20_Contents">Localização</text:p>
          </table:table-cell>
        </table:table-row>
        <table:table-row>
          <table:table-cell table:style-name="HistóricoDeRevisões.A2" office:value-type="date" office:date-value="2000-01-01">
            <text:p text:style-name="Table_20_Contents">01/01/00</text:p>
          </table:table-cell>
          <table:table-cell table:style-name="HistóricoDeRevisões.A2" office:value-type="date" office:date-value="2014-09-15">
            <text:p text:style-name="Table_20_Contents">15/09/14</text:p>
          </table:table-cell>
          <table:table-cell table:style-name="HistóricoDeRevisões.C2" office:value-type="string">
            <text:p text:style-name="Table_20_Contents">Murilo e Danilo</text:p>
          </table:table-cell>
          <table:table-cell table:style-name="HistóricoDeRevisões.C2" office:value-type="string">
            <text:p text:style-name="Table_20_Contents">Previsão de requisitos fundamentais do negócio</text:p>
          </table:table-cell>
          <table:table-cell table:style-name="HistóricoDeRevisões.E2" office:value-type="string">
            <text:p text:style-name="Table_20_Contents"/>
          </table:table-cell>
        </table:table-row>
        <table:table-row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E2" office:value-type="string">
            <text:p text:style-name="Table_20_Contents"/>
          </table:table-cell>
        </table:table-row>
        <table:table-row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E2" office:value-type="string">
            <text:p text:style-name="Table_20_Contents"/>
          </table:table-cell>
        </table:table-row>
        <table:table-row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C2" office:value-type="string">
            <text:p text:style-name="Table_20_Contents"/>
          </table:table-cell>
          <table:table-cell table:style-name="HistóricoDeRevisões.E2" office:value-type="string">
            <text:p text:style-name="Table_20_Contents"/>
          </table:table-cell>
        </table:table-row>
      </table:table>
      <text:p text:style-name="Standard"/>
      <text:p text:style-name="P31"/>
      <text:p text:style-name="P28"/>
      <text:p text:style-name="P28">Índice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2">Índice de Figuras<text:tab/>4</text:p>
          <text:p text:style-name="P42">Índice de Tabelas<text:tab/>5</text:p>
          <text:p text:style-name="P42"><text:line-break/>1. Introdução <text:s text:c="73"/><text:tab/>6</text:p>
          <text:p text:style-name="P48">1.1. Propósito<text:tab/>6</text:p>
          <text:p text:style-name="P48">1.2. Público Alvo<text:tab/>6</text:p>
          <text:p text:style-name="P48">1.3. Escopo<text:tab/>6</text:p>
          <text:p text:style-name="P48">1.4. Definições, Acrônimos e Abreviações<text:tab/>6</text:p>
          <text:p text:style-name="P48">1.5. Referências<text:tab/>6</text:p>
          <text:p text:style-name="P48">1.6. Visão Geral do Documento<text:tab/>6</text:p>
          <text:p text:style-name="P43"><text:line-break/>2. Visão Geral do Produto <text:s text:c="39"/><text:tab/>7</text:p>
          <text:p text:style-name="P48">2.1. Descrição dos Usuários<text:tab/>7</text:p>
          <text:p text:style-name="P48">2.2. Parâmetros do sistema <text:tab/>7</text:p>
          <text:p text:style-name="P43">2.2.1. Parâmetros alteráveis <text:tab/>7</text:p>
          <text:p text:style-name="P43">2.2.2. Parâmetros não-alteráveis <text:tab/>8</text:p>
          <text:p text:style-name="P43">2.2.3. Processos envolvidos <text:tab/>8</text:p>
          <text:p text:style-name="P42"><text:line-break/>3. Premissas e Restrições <text:s text:c="37"/><text:tab/>8</text:p>
          <text:p text:style-name="P42"><text:line-break/>4. Requisitos Funcionais <text:s text:c="107"/><text:tab/>8</text:p>
          <text:p text:style-name="P48">4.1 Cadastro de usuários<text:tab/>9</text:p>
          <text:p text:style-name="P48">4.2 Autenticação de usuários<text:tab/>9</text:p>
          <text:p text:style-name="P48">4.3 Ciclo de atualização de informações para o mapeamento gráfico da rede de contatos<text:tab/>9</text:p>
          <text:p text:style-name="P48">4.4 Envio de informações de posicionamento global do dispositivo cliente para a base de dados externa<text:tab/>10</text:p>
          <text:p text:style-name="P42"><text:line-break/>5. Requisitos Não-Funcionais <text:s text:c="32"/><text:tab/>10</text:p>
          <text:p text:style-name="P48">5.1 Segurança <text:tab/>10</text:p>
          <text:p text:style-name="P48">5.2 Performance<text:line-break/><text:tab/>10</text:p>
          <text:p text:style-name="P48">5.3 Usabilidade<text:line-break/><text:tab/>10</text:p>
          <text:p text:style-name="P48">5.4 Confiabilidade<text:line-break/><text:tab/>10</text:p>
          <text:p text:style-name="P48">5.5 Padrões <text:line-break/><text:tab/>11</text:p>
          <text:p text:style-name="P48">5.6 Hardware e Software<text:tab/>11</text:p>
        </text:index-body>
      </text:table-of-content>
      <text:p text:style-name="P26"><text:soft-page-break/></text:p>
      <text:h text:style-name="P45" text:outline-level="1">Índice de Figuras</text:h>
      <text:p text:style-name="P29"/>
      <text:p text:style-name="P29"/>
      <text:p text:style-name="P29">Erro! Nenhuma entrada de índice de figuras foi encontrada.</text:p>
      <text:p text:style-name="P32"/>
      <text:p text:style-name="P29"/>
      <text:h text:style-name="P45" text:outline-level="1">Índice de Tabelas</text:h>
      <text:p text:style-name="P29"/>
      <text:p text:style-name="P29"/>
      <text:p text:style-name="P29">Erro! Nenhuma entrada de índice de tabelas foi encontrada.</text:p>
      <text:h text:style-name="P47" text:outline-level="1"><text:span text:style-name="T1"><text:line-break/></text:span><text:span text:style-name="T3">1. Introdução</text:span><text:span text:style-name="T2"> <text:s text:c="71"/></text:span><text:span text:style-name="T4"><text:s text:c="2"/></text:span></text:h>
      <text:p text:style-name="P1"/>
      <text:h text:style-name="P36" text:outline-level="2"><text:span text:style-name="T5">1.1. </text:span><text:span text:style-name="T5">Propósito</text:span></text:h>
      <text:p text:style-name="P1"/>
      <text:p text:style-name="P16"><text:tab/><text:span text:style-name="T30">Este documento especifica os requisitos do sistema a serem desenvolvidos pela equipe composta pelos alunos Murilo e Danilo, fornecendo aos desenvolvedores as informações necessárias para o projeto e implementação, assim como para a realização dos testes e homologação do sistema.</text:span></text:p>
      <text:p text:style-name="P1"/>
      <text:h text:style-name="P36" text:outline-level="2"><text:span text:style-name="T5">1.2. </text:span><text:span text:style-name="T5">Público Alvo</text:span></text:h>
      <text:p text:style-name="P1"/>
      <text:p text:style-name="P16"><text:tab/><text:span text:style-name="T30">Este documento se destina aos arquitetos de software, engenheiros de software e testadores. </text:span></text:p>
      <text:p text:style-name="P1"/>
      <text:h text:style-name="P36" text:outline-level="2"><text:span text:style-name="T5">1.3. </text:span><text:span text:style-name="T5">Escopo</text:span></text:h>
      <text:p text:style-name="P1"/>
      <text:p text:style-name="P15"><text:tab/><text:span text:style-name="T30">Este documento realiza a elicitação de requisitos de sistema de localização de profissionais de TI.</text:span></text:p>
      <text:p text:style-name="P1"/>
      <text:h text:style-name="P36" text:outline-level="2"><text:span text:style-name="T5">1.4. </text:span><text:span text:style-name="T5">Definições, Acrônimos e Abreviações</text:span></text:h>
      <text:p text:style-name="P1"/>
      <text:p text:style-name="P15"><text:tab/><text:span text:style-name="T30">SLPT = Sistema de Localização de Profissionais de TI</text:span></text:p>
      <text:p text:style-name="P22"/>
      <text:h text:style-name="P37" text:outline-level="2"><text:span text:style-name="T7">1.5. Referências</text:span></text:h>
      <text:p text:style-name="P1"/>
      <text:p text:style-name="P1"><text:tab/><text:span text:style-name="T30">Não foram formalizadas referências para o projeto.</text:span></text:p>
      <text:p text:style-name="P3"/>
      <text:h text:style-name="P35" text:outline-level="2"><text:span text:style-name="T18">1.6. Visão Geral do Documento</text:span></text:h>
      <text:p text:style-name="P1"/>
      <text:p text:style-name="P18"><text:soft-page-break/><text:tab/>A seção 2 apresenta uma visão geral do sistema, caracterizando qual é o seu escopo e descrevendo seus usuários. </text:p>
      <text:p text:style-name="P18"><text:tab/>A seção 3 especifica as premissas e restrições do requisitos levantados. </text:p>
      <text:p text:style-name="P18"><text:tab/>A seção 4 são enumerados todos os requisitos funcionais. </text:p>
      <text:p text:style-name="P18"><text:tab/>A seção 5 os não-funcionais. </text:p>
      <text:p text:style-name="P23"><text:span text:style-name="T6"><text:tab/>A seção 6 os normativos do sistema. </text:span></text:p>
      <text:p text:style-name="P21"><text:span text:style-name="T8"/></text:p>
      <text:h text:style-name="P50" text:outline-level="3"><text:span text:style-name="T9"><text:line-break/></text:span><text:span text:style-name="T16">2. Visão Geral do Produto <text:s text:c="34"/></text:span><text:span text:style-name="T12"><text:s text:c="2"/></text:span><text:span text:style-name="T13"><text:s/></text:span><text:span text:style-name="T17"><text:s text:c="2"/></text:span></text:h>
      <text:p text:style-name="P1"/>
      <text:p text:style-name="P16"><text:tab/><text:span text:style-name="T30">O projeto tem por objetivo a construção de um sistema de mapeamento geográfico para contatos desconhecidos entre si apresentando seus respectivos cargos, funções e formação acadêmica. O mapeamento ocorrerá geograficamente por informações de sistemas de posicionamento global em combinação ao uso de um banco de dados.</text:span></text:p>
      <text:p text:style-name="P16"><text:span text:style-name="T30"><text:tab/>A primeira etapa do projeto consiste em construir a estrutura de usuários, a interação entre os usuários e a aplicação, a comunicação da aplicação para obtenção de informações de posicionamento global e as comparações de proximidade entres usuários. A segunda etapa é desenhar a forma em como os dados dos usuários podem ser trocados em benefício mútuo. A proposta de trabalho para a disciplina é modelar e implementar a estrutura da rede localização, com usuários e suas interações.</text:span></text:p>
      <text:p text:style-name="P16"><text:span text:style-name="T30"><text:tab/>O projeto visa profissionais da área de Tecnologia que visam realizar atividades de Networking. A aplicação permite interação entre usuários que não se conhecem, porém tem conhecimento das habilidades profissionais dos demais usuários. Sendo assim o projeto visa criar parcerias entre profissionais, empregabilidade e competição no mercado de recursos humanos.</text:span></text:p>
      <text:p text:style-name="P1"/>
      <text:h text:style-name="P38" text:outline-level="2">2.1. Descrição dos Usuários</text:h>
      <text:p text:style-name="P1"/>
      <text:p text:style-name="P18"><text:tab/>Os usuários finais do sistema são profissionais, com formação comprovada ou não, na área de tecnologia em informação.</text:p>
      <text:p text:style-name="P1"/>
      <text:h text:style-name="P35" text:outline-level="2"><text:span text:style-name="T29">2.2. Parâmetros do sistema </text:span></text:h>
      <text:h text:style-name="P50" text:outline-level="3"><text:span text:style-name="T28">2.2.1. Parâmetros alteráveis</text:span> </text:h>
      <text:p text:style-name="P1"/>
      <text:p text:style-name="P1"><text:tab/><text:span text:style-name="T30">Nas definições de parâmetros alteráveis se encontram:</text:span></text:p>
      <text:list xml:id="list6904188293783649088" text:style-name="L1">
        <text:list-item>
          <text:p text:style-name="P4">Posicionamento dos usuários.</text:p>
        </text:list-item>
        <text:list-item>
          <text:p text:style-name="P4">Cargos e funções dos respectivos usuários.</text:p>
        </text:list-item>
      </text:list>
      <text:h text:style-name="P51" text:outline-level="3"><text:soft-page-break/>2.2.2. Parâmetros não-alteráveis </text:h>
      <text:p text:style-name="P2"/>
      <text:p text:style-name="P6"><text:tab/>Os parâmetros não alteráveis são definidos em grande parte pelos dados de cadastro dos usuários como:</text:p>
      <text:list xml:id="list2793860760052722628" text:style-name="L2">
        <text:list-item>
          <text:p text:style-name="P7">Nome</text:p>
        </text:list-item>
        <text:list-item>
          <text:p text:style-name="P7">Idade</text:p>
        </text:list-item>
        <text:list-item>
          <text:p text:style-name="P7">Identificador do dispositivo usado para acesso</text:p>
        </text:list-item>
      </text:list>
      <text:h text:style-name="P50" text:outline-level="3"><text:span text:style-name="T28">2.2.3. Processos envolvidos</text:span><text:span text:style-name="T27"> </text:span></text:h>
      <text:p text:style-name="Text_20_body"/>
      <text:list xml:id="list3712743501596640878" text:style-name="L3">
        <text:list-item>
          <text:p text:style-name="P13"><text:span text:style-name="T32">Inclusão de usuários no sistema.</text:span></text:p>
        </text:list-item>
        <text:list-item>
          <text:p text:style-name="P8"><text:span text:style-name="T31">Verificação da posição geográfica do usuário.</text:span></text:p>
        </text:list-item>
        <text:list-item>
          <text:p text:style-name="P8"><text:span text:style-name="T31">Apresentação da posição geográfica de outros usuários.</text:span></text:p>
        </text:list-item>
      </text:list>
      <text:h text:style-name="P46" text:outline-level="1"><text:line-break/><text:span text:style-name="T25">3. Premissas e Restrições <text:s text:c="36"/></text:span><text:s/></text:h>
      <text:p text:style-name="P1"/>
      <text:p text:style-name="P21"><text:span text:style-name="T8"><text:tab/></text:span><text:span text:style-name="T19">As seguintes premissas são fundamentais para a implementação do projeto:</text:span></text:p>
      <text:list xml:id="list5697202406578473290" text:style-name="L4">
        <text:list-header>
          <text:p text:style-name="P24"><text:span text:style-name="T6"/></text:p>
        </text:list-header>
        <text:list-item>
          <text:p text:style-name="P24"><text:span text:style-name="T6">Mobilidade: O sistema deve ser utilizado em aparelhos móveis.</text:span></text:p>
        </text:list-item>
        <text:list-item>
          <text:p text:style-name="P24"><text:span text:style-name="T6">Acesso: É necessário o uso de dados móveis para comunicação da aplicação com o servidor.</text:span></text:p>
        </text:list-item>
        <text:list-item>
          <text:p text:style-name="P24"><text:span text:style-name="T6">Confiabilidade: As informações apresentadas precisam estar em conforme com a realidade.</text:span></text:p>
        </text:list-item>
      </text:list>
      <text:p text:style-name="P22"><text:span text:style-name="T6"><text:tab/></text:span></text:p>
      <text:p text:style-name="P22"><text:span text:style-name="T6"><text:tab/>O sistema não deve:</text:span></text:p>
      <text:p text:style-name="P22"><text:span text:style-name="T6"/></text:p>
      <text:list xml:id="list3177991733094987624" text:style-name="L5">
        <text:list-item>
          <text:p text:style-name="P25"><text:span text:style-name="T6">Localizar outros usuários não cadastrados no aplicativo.</text:span></text:p>
        </text:list-item>
        <text:list-item>
          <text:p text:style-name="P25"><text:span text:style-name="T6">Localizar usuários não autorizados.</text:span></text:p>
        </text:list-item>
        <text:list-item>
          <text:p text:style-name="P25"><text:span text:style-name="T6">Apresentar informações não autorizadas.</text:span></text:p>
        </text:list-item>
      </text:list>
      <text:p text:style-name="P21"><text:span text:style-name="T8"/></text:p>
      <text:h text:style-name="P44" text:outline-level="1"><text:span text:style-name="T9"><text:line-break/></text:span><text:span text:style-name="T16">4. Requisitos Funcionais <text:s text:c="38"/></text:span><text:span text:style-name="T12"><text:s text:c="45"/></text:span><text:span text:style-name="T11"><text:s text:c="24"/></text:span></text:h>
      <text:p text:style-name="P1"/>
      <text:p text:style-name="P15"><text:tab/><text:span text:style-name="T30">São requisitos:</text:span></text:p>
      <text:p text:style-name="P17"/>
      <text:h text:style-name="P40" text:outline-level="2"><text:soft-page-break/>4.1 Cadastro de usuários</text:h>
      <text:p text:style-name="P17"/>
      <text:p text:style-name="P17">O usuário insere na aplicação seus dados pessoais:</text:p>
      <text:p text:style-name="P17"/>
      <text:list xml:id="list7401129516383791310" text:style-name="L7">
        <text:list-item>
          <text:p text:style-name="P20">Nome</text:p>
        </text:list-item>
        <text:list-item>
          <text:p text:style-name="P20">Idade</text:p>
        </text:list-item>
        <text:list-item>
          <text:p text:style-name="P20">Cargo</text:p>
        </text:list-item>
        <text:list-item>
          <text:p text:style-name="P20">Função</text:p>
        </text:list-item>
        <text:list-item>
          <text:p text:style-name="P20">Formação academica</text:p>
        </text:list-item>
        <text:list-item>
          <text:p text:style-name="P20">Certificações</text:p>
        </text:list-item>
      </text:list>
      <text:p text:style-name="P17"/>
      <text:p text:style-name="P17">O usuário efetua o aceite das informações inseridas e estas são enviadas ao Banco de Dados.</text:p>
      <text:p text:style-name="P17"/>
      <text:h text:style-name="P39" text:outline-level="2"><text:span text:style-name="T34">4.2 Autenticação de usuários</text:span></text:h>
      <text:p text:style-name="Text_20_body"><text:span text:style-name="T24"/></text:p>
      <text:p text:style-name="P3"><text:span text:style-name="T24">Na primeira abordagem ao sistema, o usuário deve experimentar a seguinte:</text:span></text:p>
      <text:list xml:id="list70284323787666250" text:style-name="L8">
        <text:list-item>
          <text:p text:style-name="P5"><text:span text:style-name="T24">A tela pede para o usuário inserir a identificação.</text:span></text:p>
        </text:list-item>
        <text:list-item>
          <text:p text:style-name="P5"><text:span text:style-name="T24">O usuário insere a identificação utilizando o teclado, mouse ou touchscreen.</text:span></text:p>
        </text:list-item>
        <text:list-item>
          <text:p text:style-name="P5"><text:span text:style-name="T24">A tela solicita que o usuário insira a chave associada à célula especificada.</text:span></text:p>
        </text:list-item>
        <text:list-item>
          <text:p text:style-name="P5"><text:span text:style-name="T24">O usuário insere a chave utilizando o dispositivo de entrada.</text:span></text:p>
        </text:list-item>
        <text:list-item>
          <text:p text:style-name="P14"><text:span text:style-name="T33">Se o usuário inserir a identificação de célula válida e a chave correta para a célula, a tela exibe o radar dinâmico. Se o usuário inserir uma identificação inválida ou a chave incorreta, a tela exibe uma mensagem apropriada e então retorna ao passo 1 para reiniciar o processo de autenticação.</text:span></text:p>
          <text:p text:style-name="P14"><text:span text:style-name="T33"><text:line-break/></text:span></text:p>
        </text:list-item>
      </text:list>
      <text:h text:style-name="P41" text:outline-level="2"><text:span text:style-name="T21">4</text:span><text:span text:style-name="T20">.3 Ciclo de atualização de informações para o mapeamento gráfico da rede de contatos</text:span></text:h>
      <text:p text:style-name="P9"><text:span text:style-name="T20"/></text:p>
      <text:p text:style-name="P9"><text:span text:style-name="T20">Após a autenticação os seguintes eventos serão executados:</text:span></text:p>
      <text:p text:style-name="P9"><text:span text:style-name="T20"/></text:p>
      <text:list xml:id="list3646480355765027755" text:style-name="L9">
        <text:list-item>
          <text:p text:style-name="P10"><text:span text:style-name="T20">A tela pede para o usuário informar sua posição geográfica.</text:span></text:p>
        </text:list-item>
        <text:list-item>
          <text:p text:style-name="P10"><text:span text:style-name="T20">O usuário informa as configurações de localização [a aplicação deve obter essa informação pelo sistema de posicionamento global (GPS)].</text:span></text:p>
        </text:list-item>
        <text:list-item>
          <text:p text:style-name="P10"><text:span text:style-name="T20">A aplicação solicita o raio de abrangência.</text:span></text:p>
        </text:list-item>
        <text:list-item>
          <text:p text:style-name="P10"><text:span text:style-name="T20">O usuário insere o valor de configuração.</text:span></text:p>
        </text:list-item>
        <text:list-item>
          <text:p text:style-name="P10"><text:span text:style-name="T20">A tela exibe as células que estão próximas de acordo com sua localização [a aplicação </text:span><text:soft-page-break/><text:span text:style-name="T20">exibe o radar dinâmico com as localizações das células].</text:span></text:p>
        </text:list-item>
      </text:list>
      <text:p text:style-name="P9"><text:span text:style-name="T20"/></text:p>
      <text:p text:style-name="P12"><text:span text:style-name="T22">Após a visualização da listagem das células que estão dentro do raio de abrangência e que façam parte da rede de relacionamento do usuário, a tela exibe o menu principal, que deve conter uma opção numerada para cada um dos tipos de interações: visualizar (opção 1). O menu deve conter uma opção para permitir ao usuário sair do sistema (opção 2). O usuário então opta por realizar uma transação ou sair do sistema. [a aplicação possibilita a interação a partir das células visualizadas no radar]</text:span></text:p>
      <text:p text:style-name="P11"><text:span text:style-name="T22"/></text:p>
      <text:h text:style-name="Heading_20_2" text:outline-level="2"><text:span text:style-name="T22">4.4 </text:span><text:span text:style-name="T20">Envio de informações de posicionamento global do dispositivo cliente para a base de dados externa</text:span></text:h>
      <text:list xml:id="list1885669688512579106" text:style-name="L6">
        <text:list-header>
          <text:p text:style-name="P19"/>
        </text:list-header>
      </text:list>
      <text:p text:style-name="P18">A tela exibe as células dentro do raio de abrangência do usuário. Após a visualização da listagem das células que estão dentro do raio de abrangência, a tela exibe o menu de visualização</text:p>
      <text:p text:style-name="P18"/>
      <text:p text:style-name="P18">O usuário então opta por realizar uma transação ou retornar à tela inicial. [a aplicação possibilita a interação a partir das células visualizadas na listagem]</text:p>
      <text:h text:style-name="P44" text:outline-level="1"><text:span text:style-name="T10"><text:line-break/></text:span><text:span text:style-name="T15">5. Requisitos Não-Funcionais <text:s text:c="30"/></text:span><text:span text:style-name="T14"><text:s text:c="2"/></text:span></text:h>
      <text:p text:style-name="P1"/>
      <text:h text:style-name="P40" text:outline-level="2">5.1 Segurança </text:h>
      <text:p text:style-name="P3"><text:span text:style-name="T24"/></text:p>
      <text:p text:style-name="P1"><text:span text:style-name="T30"><text:tab/>Os dados pessoais devem ser tratados como privados, porém dados relativos a cargos e funções devem ser considerados públicos e podem ser exibidos a outros usuários.</text:span></text:p>
      <text:h text:style-name="Heading_20_2" text:outline-level="2"><text:span text:style-name="T24">5.2 Performance</text:span><text:line-break/></text:h>
      <text:p text:style-name="P3"><text:tab/>O sistema deve realizar consultas em tempo real, tolerante ao máximo de delay de 3 segundos.</text:p>
      <text:h text:style-name="Heading_20_2" text:outline-level="2"><text:span text:style-name="T24">5.3 Usabilidade</text:span><text:line-break/></text:h>
      <text:p text:style-name="P3"><text:tab/>O sistema deve ser de uso simplificado e intuitivo.</text:p>
      <text:h text:style-name="Heading_20_2" text:outline-level="2"><text:span text:style-name="T24">5.4 Confiabilidade</text:span><text:line-break/></text:h>
      <text:p text:style-name="Text_20_body"><text:span text:style-name="T32"><text:tab/>Em casos de falha o aplicativo deve abortar a transação e reiniciar a conexão.</text:span></text:p>
      <text:h text:style-name="Heading_20_2" text:outline-level="2"><text:soft-page-break/><text:span text:style-name="T24">5.5 Padrões <text:line-break/></text:span></text:h>
      <text:p text:style-name="Text_20_body"><text:tab/><text:span text:style-name="T32">Não há padrões definidos.</text:span></text:p>
      <text:h text:style-name="P40" text:outline-level="2">5.6 Hardware e Software</text:h>
      <text:p text:style-name="P3"><text:line-break/><text:tab/>O sistema deve trabalhar com smartphones e dispositivos móveis dentro do sistema operacional Android.</text:p>
      <text:p text:style-name="P2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-serif"/>
    <style:font-face style:name="Mangal1" svg:font-family="Mangal"/>
    <style:font-face style:name="OpenSymbol" svg:font-family="OpenSymbol"/>
    <style:font-face style:name="UnB Office" svg:font-family="'UnB Offi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e localização de profissionais de TI <text:s text:c="111"/></text:p>
        <text:p text:style-name="Header">Levantamento de Requisitos <text:tab/><text:tab/>Versão 01.00, 15 de Setembro de 2014</text:p>
      </style:header>
      <style:footer>
        <text:p text:style-name="Footer"><text:span text:style-name="MT1"><text:s text:c="160"/></text:span><text:s text:c="2"/></text:p>
        <text:p text:style-name="Footer">Levantamento de Requisitos <text:s text:c="25"/>Copyleft<text:span text:style-name="MT2">©</text:span> <text:s text:c="44"/>Página <text:page-number text:select-page="current">11</text:page-number> de <text:page-count>1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nf </meta:initial-creator>
    <meta:creation-date>2014-09-15T15:02:33.25</meta:creation-date>
    <meta:document-statistic meta:table-count="1" meta:image-count="0" meta:object-count="0" meta:page-count="11" meta:paragraph-count="148" meta:word-count="1262" meta:character-count="9035"/>
    <dc:date>2014-09-15T16:55:31.36</dc:date>
    <dc:creator>linf </dc:creator>
    <meta:editing-duration>PT1M2S</meta:editing-duration>
    <meta:editing-cycles>1</meta:editing-cycles>
    <meta:generator>OpenOffice/4.1.0$Win32 OpenOffice.org_project/410m18$Build-9764</meta:generator>
  </office:meta>
</office:document-meta>
</file>